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9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9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Clarence; Lewis M. Allen; Anna Allen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funeral address/</text:p>
      <text:p text:style-name="P3">Often have I occasion to feel, how unequal to the requirements of a/ messenger of God, are my capacities. <text:s/>But at no time does the knowledge/ of my deficiencies, so disconcert my thoughts, as when I stand beside/ the dead, and look upon the face of the mourners. <text:s/>For, it is/ indeed then that the voice of religion, ought to be efficaciously heard,/ through the mouth of its servants. <text:s/>It is then that the hope in/ immortality ought to be breathed into the souls that grieve./ <text:s/>It is then, amid the prevailing gloom, that the light of faith, should/ be made to irradiate all minds. <text:s/>Oh! were I endowed with that/ power, so essential to the character with which I am invested, I would/ transform this funeral pall, before your vision, into a crown of/ celestial glories. <text:s/>I would let none of you, my sorrowing friends,/ depart hence but strengthened, comforted; with a blessing to an/ all-wise Providence, lingering on the lips. <text:s/>But I cannot/ thus inspire your minds. <text:s/>Weak in intellect, and bound to the/ earth, I cannot uplift you above this sorrowful scene to contem-/-plate joys serenely pure. <text:s/>For, I have but eyes to weep with/ the <text:span text:style-name="T2">mourner</text:span><text:span text:style-name="T3"> bereaved, a heart that can only respond to the moaning of/ a sorely afflicted family in Israel./ </text:span></text:p>
      <text:p text:style-name="P3"><text:span text:style-name="T3">After a short absence, the father had returned to his home;/</text:span></text:p>
      <text:p text:style-name="P3"><text:span text:style-name="T3"/></text:p>
      <text:p text:style-name="P3"><text:span text:style-name="T3">[Page 2]</text:span></text:p>
      <text:p text:style-name="P3"><text:span text:style-name="T3">that home, precious to his heart, for it held the woman he loved--a devoted/ wife; children taught to reverence God, and honor their parents. <text:s/>How/ happy that reunion! <text:s/>The sabbath was sacredly spent...on the/ morrow, ere he could give his nearest and dearest a parting kiss, Lewis/ M. Allen had breathed his last. <text:s/>May God be your stay in/ this woful[sic!] calamity, O daughter of my people! <text:s/>The symapthies/ of </text:span><text:soft-page-break/><text:span text:style-name="T3">a whole community are awakened. <text:s/>Many </text:span><text:span text:style-name="T2">man</text:span><text:span text:style-name="T3"> would fain approach/ you with words of comfort. <text:s/>But what can the most gifted of men/ say </text:span><text:span text:style-name="T2">which</text:span><text:span text:style-name="T3"> that will assuage a sorrow so deep, as that into which/ you have been suddenly plunged? <text:s/>But God can and will/ uphold you in this saddest of trials. <text:s/>He will hasten to your help./ <text:s/>See! <text:s/>He has already anticipated a healing to the wound. <text:s/>He/ has opened within your breast, a fountain supplying the living/ water of consolation, even, the steadfastness of your religious convic-/-tions. <text:s/>Like the confiding Psalmist you exclaim "Thou will not/ suffer thy pious one to see corruption"......In Thy presence is fulness/ of joy; at Thy right-hand pleasures are for evermore." <text:s/>The/ image of the dear husband torn away form your </text:span><text:span text:style-name="T2">bosom</text:span><text:span text:style-name="T3"> embrace, will ever/ stand present before your vision, not to terrify the mind, but/ to incite it to unabated exertions. <text:s/>To add to your alacrity in/ the discharge of domestic obligations, so that what death has rendered/ incomplete, will be fully accomplished by your maternal </text:span><text:span text:style-name="T2">care</text:span><text:span text:style-name="T3"> solicitude./</text:span></text:p>
      <text:p text:style-name="P3"><text:span text:style-name="T3"/></text:p>
      <text:p text:style-name="P3"><text:span text:style-name="T3">[Page 3]</text:span></text:p>
      <text:p text:style-name="P3"><text:span text:style-name="T3">Dear Lewis--the first born son of those, whose plighted love will/ survive the grave. <text:s/>My friend and pupil. <text:s/>The memory of your/ deceased father, is the mirror upon which you must steadily gaze./ <text:s/>You will then continue to be </text:span><text:span text:style-name="T2">subm</text:span><text:span text:style-name="T3"> filially[sic!] submissive, filially duti-/-ful. <text:s/>The disposition for good, which your conduct exhibits, formed a/ source of gratification to the author of your life. <text:s/>He dwelt upon it, one/ night of last summer, when picturing to me the blessings surrounding/ the family hearth. <text:s/>In you, already grown a youth, he foresaw/ the unfolding of a character right for virtues. <text:s/>Let your/ widowed mother gather and enjoy the fruits of your parents early planting./ <text:s/>With singleness of purpose, let her comfort be henceforth your mainstay./ <text:s/>Clarence, your younger brother, will be drawn still more closely in/ affection to her that gave him birth, when you will show how her hap-/-piness is the highest of your ambition. <text:s/>And you cherished daugh-/-ters of my departed friend, Fanny </text:span><text:span text:style-name="T2">and</text:span><text:span text:style-name="T3"> Amelia and Anna. <text:s/>Let your innocent hearts/ be entwined round your mother's heart. <text:s/>Let them beat in unison of feelings./ <text:s/>She needs all the strength, that your attachment </text:span><text:span text:style-name="T2">g</text:span><text:span text:style-name="T3"> can give. <text:s/>With it,/ the burden of her sorrows, will be greatly lightened. <text:s/>When the remembrance/ of a loss that cannot be returned, will overshadow her spirits, your tokens of/ devotion, your anxious care for her tranquility, will dispell[sic!] the gloom./ <text:s/>Sweet Rosely, whose voice was music to her father's ears, will yet press/ in her tiny hands, her mother's visage, and wipe the unbidden tear./</text:span></text:p>
      <text:p text:style-name="P3"><text:span text:style-name="T3"/></text:p>
      <text:p text:style-name="P3"><text:span text:style-name="T3">[Page 4]</text:span></text:p>
      <text:p text:style-name="P3"><text:span text:style-name="T3">Each of you, the relatives of Lewis M. Allen, must offer his widow/ an arm whereupon to lean for support; a heart overflowing with the/ tenderest of human emotions. <text:s/>And you also, exemplary sons,/ whose reverence for their </text:span><text:span text:style-name="T2">pa</text:span><text:span text:style-name="T3"> maternal parent, lengthened her days,/ despite severe trials, comfort my friend, Mistress Anna Allen./ <text:s/>Her eldest child, through whom the name of an ever lamented hus-/-band was perpetuated, has likewise left her on the shores of this/ stormy life. <text:s/>Double your efforts, that she may not sink into despair./ <text:s/>Your manly deeds will be her deliverance. <text:s/>She will, under Providence,/ survive even the staggering blow, and your wonted devotion will cheer/ the writer of her existence. <text:s/>But we all, my dear/ hearers! should heed the lesson which this coffin solemnly imparts./ <text:s/>We are not certain that the next moment will see us among the/ living. <text:s/>Let us while together, abide in peace, as it behooves the creatures/ of the same God. <text:s/>Extend to each other the hand of fellowship. <text:s/>Labor,/ while traveling through this </text:span><text:span text:style-name="T2">valley of death</text:span><text:span text:style-name="T3"> vale of tears, to smooth the </text:span><text:span text:style-name="T2">roughness</text:span><text:span text:style-name="T3"> raggedness of the path,/ over which we must inevitably pass. <text:s/>Pride will set us apart./ <text:s/>Hatred will raise between us a wall of separation. <text:s/>But let us bury/ our haughtiness, before our bodies be consigned to the earth. <text:s/>Let our/ animosities be scattered to the wind, ere our flesh and bones, moulder away./ <text:s/>Let us carry with us to our long home, a spirit undefiled, a soul that/ has approached God, by following truth, justice and mercy, </text:span><text:span text:style-name="T2">toward</text:span><text:span text:style-name="T3"> the/ holy attributes </text:span><text:span text:style-name="T2">which</text:span><text:span text:style-name="T3"> whose practice will beatify </text:span><text:span text:style-name="T2">the dead</text:span><text:span text:style-name="T3"> and quicken the dea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7T13:29:56.88</meta:creation-date>
    <meta:document-statistic meta:table-count="0" meta:image-count="0" meta:object-count="0" meta:page-count="3" meta:paragraph-count="70" meta:word-count="1186" meta:character-count="7331"/>
    <dc:date>2012-11-07T14:06:28.19</dc:date>
    <meta:editing-duration>PT1M40S</meta:editing-duration>
    <meta:editing-cycles>1</meta:editing-cycles>
    <meta:generator>OpenOffice.org/3.4.1$Win32 OpenOffice.org_project/341m1$Build-9593</meta:generator>
  </office:meta>
</office:document-meta>
</file>